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4cm"/>
    </style:style>
    <style:style style:name="gr4" style:family="graphic" style:parent-style-name="standard">
      <style:graphic-properties draw:stroke="none" svg:stroke-color="#000000" draw:fill="none" draw:fill-color="#ffffff" fo:min-height="0.571cm"/>
    </style:style>
    <style:style style:name="gr5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7" style:family="graphic" style:parent-style-name="objectwithoutfill">
      <style:graphic-properties draw:stroke="solid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1.7cm"/>
    </style:style>
    <style:style style:name="gr10" style:family="graphic" style:parent-style-name="standard">
      <style:graphic-properties draw:stroke="none" draw:stroke-dash="Fine_20_Dashed" svg:stroke-color="#000000" draw:fill="none" draw:fill-color="#ffffff" fo:min-height="1.1cm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1.2cm"/>
    </style:style>
    <style:style style:name="gr12" style:family="graphic" style:parent-style-name="standard">
      <style:graphic-properties draw:stroke="none" draw:stroke-dash="Fine_20_Dashed" svg:stroke-color="#000000" draw:fill="none" draw:fill-color="#ffffff" fo:min-height="1.5cm"/>
    </style:style>
    <style:style style:name="gr13" style:family="graphic" style:parent-style-name="standard">
      <style:graphic-properties draw:stroke="none" draw:stroke-dash="Fine_20_Dashed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5cm" svg:height="4.695cm" svg:x="8.2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5cm" svg:height="4.695cm" svg:x="9.784cm" svg:y="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7cm" svg:height="0.227cm" svg:x="10.383cm" svg:y="13.383cm">
          <text:p text:style-name="P1"><text:s/></text:p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3" draw:layer="layout" svg:width="4.243cm" svg:height="0.99cm" svg:x="8.2cm" svg:y="16.67cm">
          <draw:text-box>
            <text:p><text:s text:c="10"/></text:p>
          </draw:text-box>
        </draw:frame>
        <draw:frame draw:style-name="gr4" draw:layer="layout" svg:width="1.018cm" svg:height="1.187cm" svg:x="11.255cm" svg:y="16.613cm">
          <draw:text-box>
            <text:p/>
          </draw:text-box>
        </draw:frame>
        <draw:custom-shape draw:style-name="gr2" draw:text-style-name="P1" draw:layer="layout" svg:width="0.17cm" svg:height="0.226cm" svg:x="12.047cm" svg:y="9.068cm">
          <text:p text:style-name="P1"><text:s/></text:p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5" draw:text-style-name="P1" draw:layer="layout" svg:x1="12.074cm" svg:y1="9.252cm" svg:x2="10.574cm" svg:y2="13.352cm">
          <text:p/>
        </draw:line>
        <draw:line draw:style-name="gr6" draw:text-style-name="P1" draw:layer="layout" svg:x1="4.2cm" svg:y1="19.7cm" svg:x2="16.7cm" svg:y2="7.2cm">
          <text:p/>
        </draw:line>
        <draw:line draw:style-name="gr6" draw:text-style-name="P1" draw:layer="layout" svg:x1="4.2cm" svg:y1="7.2cm" svg:x2="16.7cm" svg:y2="19.7cm">
          <text:p/>
        </draw:line>
        <draw:line draw:style-name="gr7" draw:text-style-name="P1" draw:layer="layout" svg:x1="4.2cm" svg:y1="20.5cm" svg:x2="4.2cm" svg:y2="3.8cm">
          <text:p/>
        </draw:line>
        <draw:line draw:style-name="gr7" draw:text-style-name="P1" draw:layer="layout" svg:x1="3.3cm" svg:y1="19.7cm" svg:x2="19.1cm" svg:y2="19.7cm">
          <text:p/>
        </draw:line>
        <draw:line draw:style-name="gr8" draw:text-style-name="P1" draw:layer="layout" svg:x1="10.5cm" svg:y1="4.1cm" svg:x2="10.5cm" svg:y2="20.5cm">
          <text:p/>
        </draw:line>
        <draw:frame draw:style-name="gr9" draw:layer="layout" svg:width="2.1cm" svg:height="1.95cm" svg:x="8.9cm" svg:y="13.05cm">
          <draw:text-box>
            <text:p>O1</text:p>
            <text:p/>
          </draw:text-box>
        </draw:frame>
        <draw:frame draw:style-name="gr10" draw:layer="layout" svg:width="1.9cm" svg:height="1.35cm" svg:x="11.8cm" svg:y="8.1cm">
          <draw:text-box>
            <text:p>O2</text:p>
          </draw:text-box>
        </draw:frame>
        <draw:frame draw:style-name="gr11" draw:text-style-name="P2" draw:layer="layout" svg:width="3.3cm" svg:height="1.45cm" svg:x="6.4cm" svg:y="2.65cm">
          <draw:text-box>
            <text:p text:style-name="P2"><text:span text:style-name="T1">x2&lt;x1</text:span></text:p>
          </draw:text-box>
        </draw:frame>
        <draw:frame draw:style-name="gr11" draw:text-style-name="P2" draw:layer="layout" svg:width="3.3cm" svg:height="1.45cm" svg:x="11.9cm" svg:y="2.7cm">
          <draw:text-box>
            <text:p text:style-name="P2"><text:span text:style-name="T1">x1&lt;x2</text:span></text:p>
          </draw:text-box>
        </draw:frame>
        <draw:frame draw:style-name="gr12" draw:layer="layout" svg:width="6.1cm" svg:height="1.75cm" svg:x="12.9cm" svg:y="5.15cm">
          <draw:text-box>
            <text:p>slope&gt;1</text:p>
          </draw:text-box>
        </draw:frame>
        <draw:frame draw:style-name="gr12" draw:layer="layout" svg:width="6.1cm" svg:height="1.75cm" svg:x="14.7cm" svg:y="12.6cm">
          <draw:text-box>
            <text:p>-1&lt;Slope&lt;1</text:p>
            <text:p/>
          </draw:text-box>
        </draw:frame>
        <draw:frame draw:style-name="gr12" draw:layer="layout" svg:width="6.1cm" svg:height="1.75cm" svg:x="4.5cm" svg:y="11.55cm">
          <draw:text-box>
            <text:p>-1&lt;Slope&lt;1</text:p>
            <text:p/>
          </draw:text-box>
        </draw:frame>
        <draw:frame draw:style-name="gr12" draw:layer="layout" svg:width="6.1cm" svg:height="1.75cm" svg:x="6.7cm" svg:y="18cm">
          <draw:text-box>
            <text:p>slope&gt;1</text:p>
          </draw:text-box>
        </draw:frame>
        <draw:frame draw:style-name="gr12" draw:layer="layout" svg:width="6.1cm" svg:height="1.75cm" svg:x="11.7cm" svg:y="18.05cm">
          <draw:text-box>
            <text:p>slope&lt;-1</text:p>
          </draw:text-box>
        </draw:frame>
        <draw:frame draw:style-name="gr12" draw:layer="layout" svg:width="6.1cm" svg:height="1.75cm" svg:x="6.1cm" svg:y="5.85cm">
          <draw:text-box>
            <text:p>slope&lt;-1</text:p>
          </draw:text-box>
        </draw:frame>
        <draw:frame draw:style-name="gr13" draw:layer="layout" svg:width="2cm" svg:height="1.55cm" svg:x="18.6cm" svg:y="20.05cm">
          <draw:text-box>
            <text:p>X</text:p>
          </draw:text-box>
        </draw:frame>
        <draw:frame draw:style-name="gr11" draw:layer="layout" svg:width="1cm" svg:height="1.45cm" svg:x="3cm" svg:y="3.3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</meta:initial-creator>
    <meta:creation-date>2013-03-27T13:48:13</meta:creation-date>
    <dc:date>2013-03-27T15:04:40</dc:date>
    <dc:creator>carlos </dc:creator>
    <meta:editing-duration>PT1H1M7S</meta:editing-duration>
    <meta:editing-cycles>3</meta:editing-cycles>
    <meta:generator>LibreOffice/3.5$Linux_X86_64 LibreOffice_project/350m1$Build-2</meta:generator>
    <meta:document-statistic meta:object-count="24"/>
  </office:meta>
</office:document-meta>
</file>